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officeooo:paragraph-rsid="0018c339" style:font-weight-asian="bold" style:font-weight-complex="bold"/>
    </style:style>
    <style:style style:name="P3" style:family="paragraph" style:parent-style-name="Standard">
      <style:text-properties fo:font-weight="bold" officeooo:paragraph-rsid="001a29cc" style:font-weight-asian="bold" style:font-weight-complex="bold"/>
    </style:style>
    <style:style style:name="P4" style:family="paragraph" style:parent-style-name="Standard">
      <style:text-properties fo:font-weight="bold" officeooo:paragraph-rsid="001c0cf3" style:font-weight-asian="bold" style:font-weight-complex="bold"/>
    </style:style>
    <style:style style:name="P5" style:family="paragraph" style:parent-style-name="Standard">
      <style:text-properties fo:font-weight="bold" officeooo:paragraph-rsid="001a29cc" fo:background-color="#ffff00" style:font-weight-asian="bold" style:font-weight-complex="bold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officeooo:paragraph-rsid="001b0a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0a85" fo:background-color="#ffffff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officeooo:rsid="001b0a85" fo:background-color="#ffffff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29cc" fo:background-color="#ffffff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c339" style:font-weight-asian="normal" style:font-weight-complex="normal"/>
    </style:style>
    <style:style style:name="T8" style:family="text">
      <style:text-properties fo:font-weight="normal" officeooo:rsid="001a29cc" style:font-weight-asian="normal" style:font-weight-complex="normal"/>
    </style:style>
    <style:style style:name="T9" style:family="text">
      <style:text-properties fo:font-weight="normal" officeooo:rsid="001c0cf3" style:font-weight-asian="normal" style:font-weight-complex="normal"/>
    </style:style>
    <style:style style:name="T10" style:family="text">
      <style:text-properties fo:font-weight="normal" officeooo:rsid="001a29cc" fo:background-color="#ffffff" style:font-weight-asian="normal" style:font-weight-complex="normal"/>
    </style:style>
    <style:style style:name="T11" style:family="text">
      <style:text-properties fo:font-weight="normal" officeooo:rsid="001b0a85" fo:background-color="#ffffff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officeooo:rsid="001a29cc" fo:background-color="#fffff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b0a85" fo:background-color="#fffff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c0cf3" fo:background-color="#ffffff" style:font-style-asian="normal" style:font-weight-asian="normal" style:font-style-complex="normal" style:font-weight-complex="normal"/>
    </style:style>
    <style:style style:name="T16" style:family="text">
      <style:text-properties officeooo:rsid="0018c339"/>
    </style:style>
    <style:style style:name="T17" style:family="text">
      <style:text-properties officeooo:rsid="001a29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pan text:style-name="T1">Q1 : </text:span><text:span text:style-name="T6">Charger sous Proteus le fichier tp2-1.dsn et utiliser sous MPLAB le corps du programme suivant : <text:s/></text:span></text:p>
      <text:p text:style-name="P1"/>
      <text:p text:style-name="Standard">/********************************************/</text:p>
      <text:p text:style-name="Standard">#include "iq.h"</text:p>
      <text:p text:style-name="Standard">#define byte unsigned char</text:p>
      <text:p text:style-name="Standard"/>
      <text:p text:style-name="Standard">byte *trisb = 0xf93 ;</text:p>
      <text:p text:style-name="Standard">byte *portb = 0xf81 ;</text:p>
      <text:p text:style-name="Standard">byte *trisd = 0xf95 ;</text:p>
      <text:p text:style-name="Standard">byte *portd = 0xf83 ;</text:p>
      <text:p text:style-name="Standard"/>
      <text:p text:style-name="Standard">/* a compléter */</text:p>
      <text:p text:style-name="Standard"/>
      <text:p text:style-name="Standard">void affiche_7seg(byte val)</text:p>
      <text:p text:style-name="Standard">{</text:p>
      <text:p text:style-name="Standard">byte tab_7seg[]={0b00111111,0b00000110,0b01011011,0b01001111,0b01100110,0b01101101,</text:p>
      <text:p text:style-name="Standard"><text:tab/><text:tab/><text:tab/>0b01111101,0b00000111,0b01111111,0b01101111};</text:p>
      <text:p text:style-name="Standard">*portd=tab_7seg[val];</text:p>
      <text:p text:style-name="Standard">}</text:p>
      <text:p text:style-name="Standard"/>
      <text:p text:style-name="Standard">int test_plus()</text:p>
      <text:p text:style-name="Standard">{</text:p>
      <text:p text:style-name="Standard">/* A compléter */</text:p>
      <text:p text:style-name="Standard">}</text:p>
      <text:p text:style-name="Standard"/>
      <text:p text:style-name="Standard"/>
      <text:p text:style-name="Standard">void main(void)</text:p>
      <text:p text:style-name="Standard">{</text:p>
      <text:p text:style-name="Standard">int i=0;</text:p>
      <text:p text:style-name="Standard">*trisd = 0 ;</text:p>
      <text:p text:style-name="Standard">*trisb = 0xff;</text:p>
      <text:p text:style-name="Standard">affiche_7seg(i);</text:p>
      <text:p text:style-name="Standard">//for(i=0;i&lt;4;i++)</text:p>
      <text:p text:style-name="Standard">while(1){</text:p>
      <text:p text:style-name="Standard"><text:tab/>while (test_plus());</text:p>
      <text:p text:style-name="Standard"><text:tab/>while (! test_plus()); ;</text:p>
      <text:p text:style-name="Standard"/>
      <text:p text:style-name="Standard"><text:tab/>if (i &lt; 9) i++;</text:p>
      <text:p text:style-name="Standard"><text:tab/><text:tab/>else i=0;</text:p>
      <text:p text:style-name="Standard"/>
      <text:p text:style-name="Standard"><text:tab/>affiche_7seg(i);</text:p>
      <text:p text:style-name="Standard">}</text:p>
      <text:p text:style-name="Standard"/>
      <text:p text:style-name="Standard">while(1) ;</text:p>
      <text:p text:style-name="Standard">} </text:p>
      <text:p text:style-name="Standard"/>
      <text:p text:style-name="Standard">/************************************************/</text:p>
      <text:p text:style-name="Standard"><text:soft-page-break/><text:s text:c="3"/></text:p>
      <text:p text:style-name="Standard">Compléter la fonction <text:span text:style-name="T3">test_plus() </text:span><text:span text:style-name="T12">pour qu'elle retourne 1 lorsque le bouton plus est appuyé et 0 lorsqu'il est relâché. Tester le fonctionnement.</text:span></text:p>
      <text:p text:style-name="Standard"/>
      <text:p text:style-name="Standard"><text:span text:style-name="T1">Q2 :</text:span> Ajouter une fonction<text:span text:style-name="T3"> test_moins()</text:span><text:span text:style-name="T12"> et tester. L'utilisation de test_plus() et de test_moins() simultanément est-il aisé ? Pourquoi ?</text:span></text:p>
      <text:p text:style-name="Standard"/>
      <text:p text:style-name="Standard">Pour résoudre le problème, nous allons utiliser un programme sous interruption.</text:p>
      <text:p text:style-name="Standard"/>
      <text:p text:style-name="Standard"/>
      <text:p text:style-name="Standard"/>
      <text:p text:style-name="Standard"><text:span text:style-name="T1">Q3 : </text:span><text:span text:style-name="T6">Utiliser sous MPLAB le corps du programme suivant : <text:s/></text:span><text:s/></text:p>
      <text:p text:style-name="Standard"/>
      <text:p text:style-name="Standard">/************************************************/</text:p>
      <text:p text:style-name="Standard"/>
      <text:p text:style-name="Standard">#include "iq.h"</text:p>
      <text:p text:style-name="Standard">#include "it.h"</text:p>
      <text:p text:style-name="Standard">#define byte unsigned char</text:p>
      <text:p text:style-name="Standard"/>
      <text:p text:style-name="Standard">/* variables globale */</text:p>
      <text:p text:style-name="Standard">byte *trisb = 0xf93 ;</text:p>
      <text:p text:style-name="Standard">byte *portb = 0xf81 ;</text:p>
      <text:p text:style-name="Standard">byte *trisd = 0xf95 ;</text:p>
      <text:p text:style-name="Standard">byte *portd = 0xf83 ;</text:p>
      <text:p text:style-name="Standard">int i=0;</text:p>
      <text:p text:style-name="Standard">int nb=0;</text:p>
      <text:p text:style-name="Standard">void affiche_7seg(byte);</text:p>
      <text:p text:style-name="Standard">/* interruption sur front montant RB0 */</text:p>
      <text:p text:style-name="Standard">void it_int0()</text:p>
      <text:p text:style-name="Standard">{</text:p>
      <text:p text:style-name="Standard">}</text:p>
      <text:p text:style-name="Standard"/>
      <text:p text:style-name="Standard">/* interruption sur front montant RB1 */</text:p>
      <text:p text:style-name="Standard">void it_int1()</text:p>
      <text:p text:style-name="Standard">{</text:p>
      <text:p text:style-name="Standard">}</text:p>
      <text:p text:style-name="Standard"/>
      <text:p text:style-name="Standard">void it_tmr0()</text:p>
      <text:p text:style-name="Standard">{</text:p>
      <text:p text:style-name="Standard">}</text:p>
      <text:p text:style-name="Standard"/>
      <text:p text:style-name="Standard">void affiche_7seg(byte val)</text:p>
      <text:p text:style-name="Standard">{</text:p>
      <text:p text:style-name="Standard">byte tab_7seg[]={0b00111111,0b00000110,0b01011011,0b01001111,0b01100110,0b01101101,0b01111101,0b00000111,0b01111111,0b01101111};</text:p>
      <text:p text:style-name="Standard">*portd=tab_7seg[val];</text:p>
      <text:p text:style-name="Standard">}</text:p>
      <text:p text:style-name="Standard"/>
      <text:p text:style-name="Standard"/>
      <text:p text:style-name="Standard"><text:soft-page-break/></text:p>
      <text:p text:style-name="Standard">void main(void)</text:p>
      <text:p text:style-name="Standard">{</text:p>
      <text:p text:style-name="Standard"/>
      <text:p text:style-name="Standard">*trisd = 0 ;</text:p>
      <text:p text:style-name="Standard">*trisb = 0xff;</text:p>
      <text:p text:style-name="Standard">init_it_int0();</text:p>
      <text:p text:style-name="Standard">init_it_int1();</text:p>
      <text:p text:style-name="Standard">affiche_7seg(i);</text:p>
      <text:p text:style-name="Standard"/>
      <text:p text:style-name="Standard">while(1){</text:p>
      <text:p text:style-name="Standard"/>
      <text:p text:style-name="Standard"><text:tab/>}</text:p>
      <text:p text:style-name="Standard"/>
      <text:p text:style-name="Standard"/>
      <text:p text:style-name="Standard">} </text:p>
      <text:p text:style-name="Standard"/>
      <text:p text:style-name="Standard">/************************************************/</text:p>
      <text:p text:style-name="Standard"/>
      <text:p text:style-name="Standard"/>
      <text:p text:style-name="Standard">Changer de simulateur. Utiliser le debugger PROTEUS VSM. On peut debbuger en interaction avec le matériel.</text:p>
      <text:p text:style-name="Standard">Mettre un point d'arrêt sur les fonctions it_int0 et it_int1 . Placer les point d'arrêt sur les accolade fermantes ({ ).</text:p>
      <text:p text:style-name="Standard">Lancer le programme et expliquer le fonctionnement en appuyant sur les BP plus et moins.</text:p>
      <text:p text:style-name="Standard"/>
      <text:p text:style-name="Standard"><text:span text:style-name="T1">Q4 : </text:span>Modifier it_int0 et it_int1 pour faire incrémenter et décrémenter l'afficheur. Quels sont les avantages par rapport au fonctionnement en Q1 et Q2 ?</text:p>
      <text:p text:style-name="Standard"/>
      <text:p text:style-name="Standard"/>
      <text:p text:style-name="Standard"><text:span text:style-name="T1">Q5 :</text:span> Une interruption peut être programmée pour être déclenchée régulièrement par un timer interne au micro-contrôleur. Ajouter la ligne « init_it_tmr0(); » au début du main. Ajouter un point d'arrêt dans la fonction it_tmr0. Lancer et observer. Conclure.</text:p>
      <text:p text:style-name="Standard"/>
      <text:p text:style-name="Standard"><text:span text:style-name="T1">Q6 :</text:span> Modifier la fonction it_tmr0 pour effectuer un compteur qui évolue toute les secondes.</text:p>
      <text:p text:style-name="Standard"/>
      <text:p text:style-name="Standard"/>
      <text:p text:style-name="P2"><text:span text:style-name="T16">Q7 : </text:span><text:span text:style-name="T7">Pour cette question, on utilisera le schéma TP2-2. Le but est de réaliser un chronomètre.</text:span></text:p>
      <text:p text:style-name="P3"><text:span text:style-name="T8">Tester et comprendre le fonctionnement du programme suivant :</text:span></text:p>
      <text:p text:style-name="P3"><text:span text:style-name="T8"/></text:p>
      <text:p text:style-name="P3"><text:span text:style-name="T8">#include "iq.h"</text:span></text:p>
      <text:p text:style-name="P3"><text:span text:style-name="T8">#include "it.h"</text:span></text:p>
      <text:p text:style-name="P3"><text:span text:style-name="T8">#define byte unsigned char</text:span></text:p>
      <text:p text:style-name="P3"><text:span text:style-name="T8"/></text:p>
      <text:p text:style-name="P3"><text:span text:style-name="T8">/* variables globale */</text:span></text:p>
      <text:p text:style-name="P3"><text:span text:style-name="T8">byte *trisb = 0xf93 ;</text:span></text:p>
      <text:p text:style-name="P3"><text:span text:style-name="T8">byte *portb = 0xf81 ;</text:span></text:p>
      <text:p text:style-name="P3"><text:span text:style-name="T8">byte *trisd = 0xf95 ;</text:span></text:p>
      <text:p text:style-name="P3"><text:span text:style-name="T8">byte *portd = 0xf83 ;</text:span></text:p>
      <text:p text:style-name="P3"><text:span text:style-name="T8">byte *trisc = 0xf94;</text:span></text:p>
      <text:p text:style-name="P3"><text:soft-page-break/><text:span text:style-name="T8">byte *portc = 0xf82;</text:span></text:p>
      <text:p text:style-name="P3"><text:span text:style-name="T8"/></text:p>
      <text:p text:style-name="P3"><text:span text:style-name="T8">int i=0;</text:span></text:p>
      <text:p text:style-name="P3"><text:span text:style-name="T8">int nb=0;</text:span></text:p>
      <text:p text:style-name="P3"><text:span text:style-name="T8">int seconde = 0;</text:span></text:p>
      <text:p text:style-name="P3"><text:span text:style-name="T8">void affiche_7seg(byte);</text:span></text:p>
      <text:p text:style-name="P3"><text:span text:style-name="T8"/></text:p>
      <text:p text:style-name="P3"><text:span text:style-name="T8">void affiche_7seg(byte val)</text:span></text:p>
      <text:p text:style-name="P3"><text:span text:style-name="T8">{</text:span></text:p>
      <text:p text:style-name="P3"><text:span text:style-name="T8">byte tab_7seg[]={0b00111111,0b00000110,0b01011011,0b01001111,0b01100110,0b01101101,0b01111101,0b00000111,0b01111111,0b01101111};</text:span></text:p>
      <text:p text:style-name="P3"><text:span text:style-name="T8">*portb=tab_7seg[val];</text:span></text:p>
      <text:p text:style-name="P3"><text:span text:style-name="T8"/></text:p>
      <text:p text:style-name="P3"><text:span text:style-name="T8">}</text:span></text:p>
      <text:p text:style-name="P3"><text:span text:style-name="T8"/></text:p>
      <text:p text:style-name="P3"><text:span text:style-name="T8">void it_int0()</text:span></text:p>
      <text:p text:style-name="P3"><text:span text:style-name="T8">{</text:span></text:p>
      <text:p text:style-name="P3"><text:span text:style-name="T8">}</text:span></text:p>
      <text:p text:style-name="P3"><text:span text:style-name="T8"/></text:p>
      <text:p text:style-name="P3"><text:span text:style-name="T8">void it_int1()</text:span></text:p>
      <text:p text:style-name="P3"><text:span text:style-name="T8">{</text:span></text:p>
      <text:p text:style-name="P3"><text:span text:style-name="T8">}</text:span></text:p>
      <text:p text:style-name="P3"><text:span text:style-name="T8"/></text:p>
      <text:p text:style-name="P3"><text:span text:style-name="T8">/* interruption timer */</text:span></text:p>
      <text:p text:style-name="P3"><text:span text:style-name="T8">void it_tmr0()</text:span></text:p>
      <text:p text:style-name="P3"><text:span text:style-name="T8">{</text:span></text:p>
      <text:p text:style-name="P3"><text:span text:style-name="T8">i++;</text:span></text:p>
      <text:p text:style-name="P3"><text:span text:style-name="T8">affiche_7seg(seconde % 10);</text:span></text:p>
      <text:p text:style-name="P3"><text:span text:style-name="T8">if ((i % 10) == 0) seconde ++;</text:span></text:p>
      <text:p text:style-name="P3"><text:span text:style-name="T8"><text:s/></text:span></text:p>
      <text:p text:style-name="P3"><text:span text:style-name="T8">}</text:span></text:p>
      <text:p text:style-name="P3"><text:span text:style-name="T8"/></text:p>
      <text:p text:style-name="P3"><text:span text:style-name="T8">void main(void)</text:span></text:p>
      <text:p text:style-name="P3"><text:span text:style-name="T8">{</text:span></text:p>
      <text:p text:style-name="P4"><text:span text:style-name="T9">*trisc = 0xff;</text:span></text:p>
      <text:p text:style-name="P3"><text:span text:style-name="T8">*trisd = 0 ;</text:span></text:p>
      <text:p text:style-name="P3"><text:span text:style-name="T8">*trisb = 0;</text:span></text:p>
      <text:p text:style-name="P3"><text:span text:style-name="T8">*portb = 0;</text:span></text:p>
      <text:p text:style-name="P5"><text:span text:style-name="T8">*portd = 0xfe;</text:span></text:p>
      <text:p text:style-name="P3"><text:span text:style-name="T8">init_it_tmr0();</text:span></text:p>
      <text:p text:style-name="P3"><text:span text:style-name="T8"/></text:p>
      <text:p text:style-name="P3"><text:span text:style-name="T8"/></text:p>
      <text:p text:style-name="P3"><text:span text:style-name="T8">while(1){</text:span></text:p>
      <text:p text:style-name="P3"><text:span text:style-name="T8"/></text:p>
      <text:p text:style-name="P3"><text:span text:style-name="T8"><text:tab/>}</text:span></text:p>
      <text:p text:style-name="P3"><text:span text:style-name="T8"/></text:p>
      <text:p text:style-name="P3"><text:span text:style-name="T8">} </text:span></text:p>
      <text:p text:style-name="P3"><text:span text:style-name="T8"/></text:p>
      <text:p text:style-name="P3"><text:span text:style-name="T8">/************************************************/</text:span></text:p>
      <text:p text:style-name="Standard"><text:soft-page-break/></text:p>
      <text:p text:style-name="P6"><text:s/><text:span text:style-name="T17">Tester le fonctionnement en modifiant la ligne </text:span><text:span text:style-name="T10">*portd = 0xfe </text:span><text:span text:style-name="T11">en <text:s/>*portd = 0xfd ;</text:span></text:p>
      <text:p text:style-name="P6"><text:span text:style-name="T11">Conclure sur le fonctionnement de l'afficheur.</text:span></text:p>
      <text:p text:style-name="P6"><text:span text:style-name="T11"/></text:p>
      <text:p text:style-name="P6"><text:span text:style-name="T2">Q8 :</text:span><text:span text:style-name="T11"> Modifier la fonction </text:span><text:span text:style-name="T4"><text:s/></text:span><text:span text:style-name="T5">affiche_7seg(byte val) </text:span><text:span text:style-name="T13"><text:s/></text:span><text:span text:style-name="T14">en</text:span></text:p>
      <text:p text:style-name="P6"><text:span text:style-name="T14"/></text:p>
      <text:p text:style-name="P6"><text:span text:style-name="T14">affiche_7seg(byte val, byte num_affiche) pour pouvoir afficher une valeur sur un afficheur particulier. (une tempo de 1ms est nécessaire pour la prise en compte de l'affich</text:span><text:span text:style-name="T15">age</text:span><text:span text:style-name="T14">).</text:span></text:p>
      <text:p text:style-name="P6"><text:span text:style-name="T14"/></text:p>
      <text:p text:style-name="P6"><text:span text:style-name="T14"/></text:p>
      <text:p text:style-name="P6"><text:span text:style-name="T14">Q9 : réaliser le chronomètre. (le test des BP se fait dans la boucle du programme principal).</text:span></text:p>
      <text:p text:style-name="P6"><text:span text:style-name="T14"/></text:p>
      <text:p text:style-name="P6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IQ1<text:tab/>M2101 - TP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0:17:17.56</meta:creation-date>
    <dc:date>2014-05-13T15:15:20.88</dc:date>
    <meta:editing-duration>P1DT8H35M3S</meta:editing-duration>
    <meta:editing-cycles>10</meta:editing-cycles>
    <meta:generator>LibreOffice/4.0.5.2$Windows_x86 LibreOffice_project/5464147a081647a250913f19c0715bca595af2f</meta:generator>
    <meta:print-date>2014-04-02T14:04:01.62</meta:print-date>
    <meta:document-statistic meta:table-count="0" meta:image-count="0" meta:object-count="0" meta:page-count="5" meta:paragraph-count="139" meta:word-count="597" meta:character-count="4045" meta:non-whitespace-character-count="3558"/>
  </office:meta>
</office:document-meta>
</file>